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558fa" officeooo:paragraph-rsid="001558fa" style:font-size-asian="15pt" style:font-size-complex="15pt"/>
    </style:style>
    <style:style style:name="P2" style:family="paragraph" style:parent-style-name="Standard">
      <style:text-properties fo:font-size="15pt" officeooo:rsid="0018e6f5" officeooo:paragraph-rsid="0018e6f5" style:font-size-asian="15pt" style:font-size-complex="15pt"/>
    </style:style>
    <style:style style:name="P3" style:family="paragraph" style:parent-style-name="Standard">
      <style:text-properties fo:font-size="15pt" officeooo:rsid="00248b9f" officeooo:paragraph-rsid="001bae21" style:font-size-asian="15pt" style:font-size-complex="15pt"/>
    </style:style>
    <style:style style:name="P4" style:family="paragraph" style:parent-style-name="Standard">
      <style:text-properties fo:font-size="15pt" officeooo:rsid="00248b9f" officeooo:paragraph-rsid="0025fdfa" style:font-size-asian="15pt" style:font-size-complex="15pt"/>
    </style:style>
    <style:style style:name="P5" style:family="paragraph" style:parent-style-name="Standard">
      <style:text-properties fo:font-size="12pt" officeooo:rsid="0018e6f5" officeooo:paragraph-rsid="0018e6f5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3pt" fo:font-weight="bold" officeooo:rsid="001bae21" officeooo:paragraph-rsid="001bae21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d66a5" officeooo:paragraph-rsid="001d66a5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1ef20a" officeooo:paragraph-rsid="001ef20a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20bbda" officeooo:paragraph-rsid="0020bbda" style:font-size-asian="13pt" style:font-weight-asian="normal" style:font-size-complex="13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0bbda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224913"/>
    </style:style>
    <style:style style:name="T5" style:family="text">
      <style:text-properties officeooo:rsid="0025fd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 – Polimorfismo<text:tab/><text:tab/><text:tab/><text:tab/><text:tab/><text:tab/><text:tab/>13/02/2023</text:p>
      <text:p text:style-name="P1"/>
      <text:p text:style-name="P5">O <text:span text:style-name="T1">polimorfismo </text:span>é uma forma de garantir que classes diferentes com o mesmo método implementados se comportem de formas diferentes.</text:p>
      <text:p text:style-name="P2"/>
      <text:p text:style-name="P6">CLASSES, MÉTODOS E ATRIBUTOS ABSTRATOS:</text:p>
      <text:p text:style-name="P7"/>
      <text:p text:style-name="P8"><text:span text:style-name="T4">X</text:span><text:span text:style-name="T3"> –</text:span> a classe abstratas não podem ser instanciadas. <text:span text:style-name="T2">Ou seja, não pode criar um objeto a partir de uma classe.</text:span></text:p>
      <text:p text:style-name="P8"/>
      <text:p text:style-name="P9"><text:span text:style-name="T3">X –</text:span> métodos abstratos só existem se forem implementados na subclasse</text:p>
      <text:p text:style-name="P9"/>
      <text:p text:style-name="P3"/>
      <text:p text:style-name="P4">Olá, boa tarde. venho por meio desse meio de informação. Relatar meu problema de não estar conseguindo fazer o cancelamento do plano da wise up online. <text:span text:style-name="T5">Comprei o pacote no dia 05/12/2022 e entrei em contato com a empresa no dia 13/02/2023 para solicitar o cancelamento, pois não consegui me adaptar com o metodo de ensino disponibilizado pelo curso. Numero do</text:span></text:p>
      <text:p text:style-name="P4"/>
      <text:p text:style-name="P4"/>
      <text:p text:style-name="P4"/>
      <text:p text:style-name="P4">a empresa entrou em contato pelo Protocolo:202302133503253. o atendente deixou claro que não iria cancelar minha assinatura sem finalizar 1 ano de pacote. Eu relatei que não tenho interesse que estar com a plataforma ativa e gostaria de cancelar minha assinatura. Peço por gentileza que cancelem minha assinatur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3:21:24.840101575</meta:creation-date>
    <dc:date>2023-02-13T17:05:05.710300926</dc:date>
    <meta:editing-duration>PT3H2M55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67" meta:character-count="1058" meta:non-whitespace-character-count="889"/>
  </office:meta>
</office:document-meta>
</file>